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1" style:family="table-row">
      <style:table-row-properties style:min-row-height="6.191cm"/>
    </style:style>
    <style:style style:name="表格4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6pt" officeooo:paragraph-rsid="001fd0c1" style:font-size-asian="16pt" style:font-size-complex="16pt"/>
    </style:style>
    <style:style style:name="P2" style:family="paragraph" style:parent-style-name="Text_20_body">
      <style:text-properties fo:font-size="16pt" officeooo:rsid="0020fdd4" officeooo:paragraph-rsid="001fd0c1" style:font-size-asian="16pt" style:language-asian="zh" style:country-asian="CN" style:font-size-complex="16pt"/>
    </style:style>
    <style:style style:name="P3" style:family="paragraph" style:parent-style-name="Text_20_body">
      <style:text-properties fo:font-size="22pt" fo:font-weight="bold" officeooo:rsid="0020fdd4" officeooo:paragraph-rsid="001fd0c1" style:font-size-asian="22pt" style:language-asian="zh" style:country-asian="CN" style:font-weight-asian="bold" style:font-size-complex="22pt" style:font-weight-complex="bold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officeooo:paragraph-rsid="001fd0c1" style:font-size-asian="16pt" style:font-size-complex="16pt"/>
    </style:style>
    <style:style style:name="P5" style:family="paragraph" style:parent-style-name="Standard">
      <style:text-properties fo:font-size="18.25pt" officeooo:rsid="0020fdd4" officeooo:paragraph-rsid="001fd0c1" style:font-size-asian="16pt" style:language-asian="zh" style:country-asian="CN" style:font-size-complex="18.25pt"/>
    </style:style>
    <style:style style:name="P6" style:family="paragraph" style:parent-style-name="Heading_20_2">
      <style:text-properties fo:font-size="22pt" officeooo:rsid="0020fdd4" officeooo:paragraph-rsid="001fd0c1" style:font-size-asian="22pt" style:language-asian="zh" style:country-asian="CN" style:font-size-complex="22pt"/>
    </style:style>
    <style:style style:name="P7" style:family="paragraph" style:parent-style-name="Table_20_Contents">
      <style:text-properties fo:font-size="18.25pt" officeooo:rsid="00244392" officeooo:paragraph-rsid="001fd0c1" style:font-size-asian="16pt" style:language-asian="zh" style:country-asian="CN" style:font-size-complex="18.25pt"/>
    </style:style>
    <style:style style:name="P8" style:family="paragraph" style:parent-style-name="Table_20_Contents">
      <style:text-properties fo:font-size="18.25pt" officeooo:rsid="00244392" officeooo:paragraph-rsid="001fd0c1" style:font-size-asian="16pt" style:font-size-complex="18.25pt"/>
    </style:style>
    <style:style style:name="P9" style:family="paragraph" style:parent-style-name="Table_20_Contents">
      <style:text-properties fo:font-size="18.25pt" officeooo:rsid="0024744e" officeooo:paragraph-rsid="001fd0c1" style:font-size-asian="16pt" style:font-size-complex="18.25pt"/>
    </style:style>
    <style:style style:name="P10" style:family="paragraph" style:parent-style-name="Table_20_Contents">
      <style:text-properties fo:font-size="18.25pt" officeooo:rsid="00255024" officeooo:paragraph-rsid="001fd0c1" style:font-size-asian="16pt" style:font-size-complex="18.25pt"/>
    </style:style>
    <style:style style:name="P11" style:family="paragraph" style:parent-style-name="Table_20_Contents">
      <style:text-properties fo:color="#3f8000" fo:font-size="18.25pt" officeooo:rsid="00255024" officeooo:paragraph-rsid="001fd0c1" style:font-size-asian="16pt" style:font-size-complex="18.25pt"/>
    </style:style>
    <style:style style:name="P12" style:family="paragraph" style:parent-style-name="Table_20_Contents">
      <style:text-properties fo:color="#ff0000" fo:font-size="18.25pt" officeooo:rsid="0024744e" officeooo:paragraph-rsid="001fd0c1" style:font-size-asian="16pt" style:font-size-complex="18.25pt"/>
    </style:style>
    <style:style style:name="T1" style:family="text">
      <style:text-properties fo:font-weight="bold"/>
    </style:style>
    <style:style style:name="T2" style:family="text">
      <style:text-properties style:font-name-asian="宋体1"/>
    </style:style>
    <style:style style:name="T3" style:family="text">
      <style:text-properties style:font-name-asian="宋体1" style:font-weight-asian="bold"/>
    </style:style>
    <style:style style:name="T4" style:family="text">
      <style:text-properties style:font-name="Cambria" fo:font-weight="bold"/>
    </style:style>
    <style:style style:name="T5" style:family="text">
      <style:text-properties style:font-name="Calibri"/>
    </style:style>
    <style:style style:name="T6" style:family="text">
      <style:text-properties fo:color="#ff0000"/>
    </style:style>
    <style:style style:name="T7" style:family="text">
      <style:text-properties fo:color="#ff0000" style:font-name-asian="宋体1"/>
    </style:style>
    <style:style style:name="T8" style:family="text">
      <style:text-properties style:language-asian="zh" style:country-asian="CN"/>
    </style:style>
    <style:style style:name="T9" style:family="text">
      <style:text-properties officeooo:rsid="00213518" style:language-asian="zh" style:country-asian="CN"/>
    </style:style>
    <style:style style:name="T10" style:family="text">
      <style:text-properties fo:color="#3f8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4</text:span><text:span text:style-name="T3">　</text:span><text:span text:style-name="T4">page</text:span><text:span text:style-name="T3">指令的</text:span><text:span text:style-name="T4">errorPage</text:span><text:span text:style-name="T3">和</text:span><text:span text:style-name="T4">isErrorPage</text:span><text:span text:style-name="T3">，以及</text:span><text:span text:style-name="T4">JavaWeb</text:span><text:span text:style-name="T3">异常处理</text:span></text:h>
      <text:p text:style-name="P4"><text:span text:style-name="T2">我们知道，在一个</text:span>JSP<text:span text:style-name="T2">页面出错后，</text:span><text:span text:style-name="T5">Tomcat</text:span><text:span text:style-name="T2">会响应给我用户错误信息！如果你不希望</text:span><text:span text:style-name="T5">Tomcat</text:span><text:span text:style-name="T2">给用户输出错误信息，那么可以使用</text:span><text:span text:style-name="T5">page</text:span><text:span text:style-name="T2">指令的</text:span><text:span text:style-name="T5">errorPage</text:span><text:span text:style-name="T2">来指定错误页！例如：</text:span></text:p>
      <text:p text:style-name="P4">&lt;%@page errorPage=”xxx.jsp”%&gt;</text:p>
      <text:p text:style-name="P4"><text:span text:style-name="T2">这时，在当前</text:span>JSP<text:span text:style-name="T2">页面出现错误时，会转发到</text:span><text:span text:style-name="T5">xxx.jsp</text:span><text:span text:style-name="T2">页面。</text:span></text:p>
      <text:p text:style-name="P1"><text:tab/><text:span text:style-name="T6">pageError</text:span><text:span text:style-name="T7">的路径，由于是服务器端的跳转，所以绝对路径不需要加项目名，直接指定项目名称后面的路径即可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程序报错跳转错误页面</text:p>
            <text:p text:style-name="P8"><text:s/>&lt;%@ page errorPage="/erro.jsp" %&gt;</text:p>
          </table:table-cell>
        </table:table-row>
      </table:table>
      <text:p text:style-name="P2"><text:span text:style-name="T2">如果希望在</text:span>b.jsp<text:span text:style-name="T2">页面中获得异常对象，那么就需要把</text:span><text:span text:style-name="T5">b.jsp</text:span><text:span text:style-name="T2">标记为错误页！这需要设置</text:span><text:span text:style-name="T5">page</text:span><text:span text:style-name="T2">指令的</text:span><text:span text:style-name="T5">isErrorPage</text:span><text:span text:style-name="T2">属性为</text:span><text:span text:style-name="T5">true</text:span><text:span text:style-name="T2">。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2"><text:s/>&lt;%@page isErrorPage="true" %&gt;<text:span text:style-name="T9">标记错误页面</text:span></text:p>
            <text:p text:style-name="P9">//<text:span text:style-name="T8">打印错误信息</text:span></text:p>
            <text:p text:style-name="P9">&lt;h1&gt;报错啦!&lt;/h1&gt;</text:p>
            <text:p text:style-name="P9">&lt;h1&gt;</text:p>
            <text:p text:style-name="P9">&lt;%=exception.getMessage() %&gt;</text:p>
            <text:p text:style-name="P9">&lt;/h1&gt;</text:p>
          </table:table-cell>
        </table:table-row>
      </table:table>
      <text:p text:style-name="P3"><text:span text:style-name="T2">还可以在</text:span>web.xml<text:span text:style-name="T2">文件中配置错误页面，在出现某种错误时跳转到对应的页面处理。</text:span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10"><text:s/><text:span text:style-name="T10">&lt;error-page&gt;</text:span></text:p>
            <text:p text:style-name="P11"><text:s text:c="2"/>&lt;error-code&gt;404&lt;/error-code&gt;</text:p>
            <text:p text:style-name="P11"><text:s text:c="2"/>&lt;location&gt;/error404.jsp&lt;/location&gt;</text:p>
            <text:p text:style-name="P11"><text:s text:c="2"/>&lt;/error-page&gt;</text:p>
            <text:p text:style-name="P11"><text:s text:c="2"/>&lt;error-page&gt;</text:p>
            <text:p text:style-name="P11"><text:s text:c="2"/>&lt;error-code&gt;500&lt;/error-code&gt;</text:p>
            <text:p text:style-name="P11"><text:s text:c="2"/>&lt;location&gt;/error500.jsp&lt;/location&gt;</text:p>
            <text:p text:style-name="P11"><text:s text:c="2"/>&lt;/error-page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1S</meta:editing-duration>
    <meta:editing-cycles>4</meta:editing-cycles>
    <meta:generator>LibreOffice/5.3.0.3$Windows_X86_64 LibreOffice_project/7074905676c47b82bbcfbea1aeefc84afe1c50e1</meta:generator>
    <dc:date>2018-03-26T08:20:50.671000000</dc:date>
    <meta:document-statistic meta:table-count="3" meta:image-count="0" meta:object-count="0" meta:page-count="1" meta:paragraph-count="23" meta:word-count="278" meta:character-count="683" meta:non-whitespace-character-count="657"/>
    <meta:user-defined meta:name="Info 1"/>
    <meta:user-defined meta:name="Info 2"/>
    <meta:user-defined meta:name="Info 3"/>
    <meta:user-defined meta:name="Info 4"/>
  </office:meta>
</office:document-meta>
</file>